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ee0c" officeooo:paragraph-rsid="0005ee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 en fea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6:30:03.535919602</meta:creation-date>
    <dc:date>2019-09-25T16:30:22.628713790</dc:date>
    <meta:editing-duration>PT24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  <meta:generator>LibreOffice/6.2.6.2$Linux_X86_64 LibreOffice_project/20$Build-2</meta:generator>
  </office:meta>
</office:document-meta>
</file>